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10193e9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0fe4f87" style:font-size-asian="8pt" style:font-size-complex="8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0f9b63d" style:font-size-asian="8pt" style:font-size-complex="8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10193e9" style:font-size-asian="8pt" style:font-size-complex="8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0fe4f87" style:font-size-asian="8pt" style:font-size-complex="8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0f33868" style:font-size-asian="8pt" style:font-size-complex="8pt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10193e9" style:font-size-asian="8pt" style:font-size-complex="8pt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0fe4f87" style:font-size-asian="8pt" style:font-size-complex="8pt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0e52187" style:font-size-asian="8pt" style:font-size-complex="8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fc2aa" officeooo:paragraph-rsid="010193e9" style:font-size-asian="8pt" style:font-size-complex="8pt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fc2aa" officeooo:paragraph-rsid="00ffc2aa" style:font-size-asian="8pt" style:font-size-complex="8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10193e9" style:font-size-asian="8pt" style:font-size-complex="8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0fe4f87" style:font-size-asian="8pt" style:font-size-complex="8pt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0d7459a" style:font-size-asian="8pt" style:font-size-complex="8pt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10193e9" style:font-size-asian="8pt" style:font-size-complex="8pt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fe4f87" style:font-size-asian="8pt" style:font-size-complex="8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ffc2aa" style:font-size-asian="8pt" style:font-size-complex="8pt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d19b68" style:font-size-asian="8pt" style:font-size-complex="8pt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105c63d" style:font-size-asian="8pt" style:font-size-complex="8pt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10193e9" style:font-size-asian="8pt" style:font-size-complex="8pt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0fe4f87" style:font-size-asian="8pt" style:font-size-complex="8pt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0cf1b31" style:font-size-asian="8pt" style:font-size-complex="8pt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10193e9" style:font-size-asian="8pt" style:font-size-complex="8pt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0fe4f87" style:font-size-asian="8pt" style:font-size-complex="8pt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0f50341" style:font-size-asian="8pt" style:font-size-complex="8pt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10193e9" style:font-size-asian="8pt" style:font-size-complex="8pt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0fe4f87" style:font-size-asian="8pt" style:font-size-complex="8pt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0c26d2a" style:font-size-asian="8pt" style:font-size-complex="8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10193e9" style:font-size-asian="8pt" style:font-size-complex="8pt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0fe4f87" style:font-size-asian="8pt" style:font-size-complex="8pt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0bc433e" style:font-size-asian="8pt" style:font-size-complex="8pt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10193e9" style:font-size-asian="8pt" style:font-size-complex="8pt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0fe4f87" style:font-size-asian="8pt" style:font-size-complex="8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0b9fe99" style:font-size-asian="8pt" style:font-size-complex="8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10193e9" style:font-size-asian="8pt" style:font-size-complex="8pt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0fe4f87" style:font-size-asian="8pt" style:font-size-complex="8pt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0b5ed9f" style:font-size-asian="8pt" style:font-size-complex="8pt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10193e9" style:font-size-asian="8pt" style:font-size-complex="8pt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0fe4f87" style:font-size-asian="8pt" style:font-size-complex="8pt"/>
    </style:style>
    <style:style style:name="P4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0abceac" style:font-size-asian="8pt" style:font-size-complex="8pt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02ebfe" officeooo:paragraph-rsid="0102ebfe" style:font-size-asian="8pt" style:font-size-complex="8pt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06c028" officeooo:paragraph-rsid="0106c028" style:font-size-asian="8pt" style:font-size-complex="8pt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98adb" officeooo:paragraph-rsid="00d98adb" style:font-size-asian="8pt" style:font-size-complex="8pt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023b5c4" style:font-size-asian="8pt" style:font-size-complex="8pt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88a875" officeooo:paragraph-rsid="0088a875" style:font-size-asian="8pt" style:font-size-complex="8pt"/>
    </style:style>
    <style:style style:name="P4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73de96" officeooo:paragraph-rsid="0073de96" style:font-size-asian="8pt" style:font-size-complex="8pt"/>
    </style:style>
    <style:style style:name="P4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716aeb" officeooo:paragraph-rsid="00716aeb" style:font-size-asian="8pt" style:font-size-complex="8pt"/>
    </style:style>
    <style:style style:name="P4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e2c9d" officeooo:paragraph-rsid="00716aeb" style:font-size-asian="8pt" style:font-size-complex="8pt"/>
    </style:style>
    <style:style style:name="P4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2ecd9" officeooo:paragraph-rsid="0052ecd9" style:font-size-asian="8pt" style:font-size-complex="8pt"/>
    </style:style>
    <style:style style:name="P5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191b4" officeooo:paragraph-rsid="004191b4" style:font-size-asian="8pt" style:font-size-complex="8pt"/>
    </style:style>
    <style:style style:name="P5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ce4b7" officeooo:paragraph-rsid="004ce4b7" style:font-size-asian="8pt" style:font-size-complex="8pt"/>
    </style:style>
    <style:style style:name="P5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a1141" officeooo:paragraph-rsid="004a1141" style:font-size-asian="8pt" style:font-size-complex="8pt"/>
    </style:style>
    <style:style style:name="P5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paragraph-rsid="002268b7" style:font-size-asian="8pt" style:font-size-complex="8pt"/>
    </style:style>
    <style:style style:name="P5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941412" officeooo:paragraph-rsid="01ff6a66" style:font-size-asian="8pt" style:font-size-complex="8pt"/>
    </style:style>
    <style:style style:name="P5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8e9ce6" officeooo:paragraph-rsid="008e9ce6" style:font-size-asian="8pt" style:font-size-complex="8pt"/>
    </style:style>
    <style:style style:name="P5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8e9ce6" officeooo:paragraph-rsid="01ffc571" style:font-size-asian="8pt" style:font-size-complex="8pt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1290e9" officeooo:paragraph-rsid="011290e9" style:font-size-asian="8pt" style:font-size-complex="8pt"/>
    </style:style>
    <style:style style:name="P5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14a399" officeooo:paragraph-rsid="01158c06" style:font-size-asian="8pt" style:font-size-complex="8pt"/>
    </style:style>
    <style:style style:name="P5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42752" officeooo:paragraph-rsid="01242752" style:font-size-asian="8pt" style:font-size-complex="8pt"/>
    </style:style>
    <style:style style:name="P6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ce098" officeooo:paragraph-rsid="012ce098" style:font-size-asian="8pt" style:font-size-complex="8pt"/>
    </style:style>
    <style:style style:name="P6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dba1a" officeooo:paragraph-rsid="012dba1a" style:font-size-asian="8pt" style:font-size-complex="8pt"/>
    </style:style>
    <style:style style:name="P6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f916f" officeooo:paragraph-rsid="012f916f" style:font-size-asian="8pt" style:font-size-complex="8pt"/>
    </style:style>
    <style:style style:name="P6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340683" officeooo:paragraph-rsid="01340683" style:font-size-asian="8pt" style:font-size-complex="8pt"/>
    </style:style>
    <style:style style:name="P6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387540" officeooo:paragraph-rsid="01387540" style:font-size-asian="8pt" style:font-size-complex="8pt"/>
    </style:style>
    <style:style style:name="P6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3cd35b" officeooo:paragraph-rsid="013cd35b" style:font-size-asian="8pt" style:font-size-complex="8pt"/>
    </style:style>
    <style:style style:name="P6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0f910" officeooo:paragraph-rsid="0140f910" style:font-size-asian="8pt" style:font-size-complex="8pt"/>
    </style:style>
    <style:style style:name="P6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97b9c" officeooo:paragraph-rsid="01497b9c" style:font-size-asian="8pt" style:font-size-complex="8pt"/>
    </style:style>
    <style:style style:name="P6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c1ae4" officeooo:paragraph-rsid="014c1ae4" style:font-size-asian="8pt" style:font-size-complex="8pt"/>
    </style:style>
    <style:style style:name="P6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e6a4f" officeooo:paragraph-rsid="014e6a4f" style:font-size-asian="8pt" style:font-size-complex="8pt"/>
    </style:style>
    <style:style style:name="P7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5052f3" officeooo:paragraph-rsid="015052f3" style:font-size-asian="8pt" style:font-size-complex="8pt"/>
    </style:style>
    <style:style style:name="P7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584d04" officeooo:paragraph-rsid="01584d04" style:font-size-asian="8pt" style:font-size-complex="8pt"/>
    </style:style>
    <style:style style:name="P7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6245a6" officeooo:paragraph-rsid="016245a6" style:font-size-asian="8pt" style:font-size-complex="8pt"/>
    </style:style>
    <style:style style:name="P7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6f87c9" officeooo:paragraph-rsid="016f87c9" style:font-size-asian="8pt" style:font-size-complex="8pt"/>
    </style:style>
    <style:style style:name="P7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794dfe" officeooo:paragraph-rsid="01794dfe" style:font-size-asian="8pt" style:font-size-complex="8pt"/>
    </style:style>
    <style:style style:name="P7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7c4f20" officeooo:paragraph-rsid="017c4f20" style:font-size-asian="8pt" style:font-size-complex="8pt"/>
    </style:style>
    <style:style style:name="P7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2ec5d" officeooo:paragraph-rsid="0182ec5d" style:font-size-asian="8pt" style:font-size-complex="8pt"/>
    </style:style>
    <style:style style:name="P7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495f6" officeooo:paragraph-rsid="018495f6" style:font-size-asian="8pt" style:font-size-complex="8pt"/>
    </style:style>
    <style:style style:name="P7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5b8e4" officeooo:paragraph-rsid="0185b8e4" style:font-size-asian="8pt" style:font-size-complex="8pt"/>
    </style:style>
    <style:style style:name="P7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5b8e4" officeooo:paragraph-rsid="01983786" style:font-size-asian="8pt" style:font-size-complex="8pt"/>
    </style:style>
    <style:style style:name="P8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65e0c" officeooo:paragraph-rsid="01865e0c" style:font-size-asian="8pt" style:font-size-complex="8pt"/>
    </style:style>
    <style:style style:name="P8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752a8" officeooo:paragraph-rsid="018752a8" style:font-size-asian="8pt" style:font-size-complex="8pt"/>
    </style:style>
    <style:style style:name="P8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93f8f" officeooo:paragraph-rsid="01893f8f" style:font-size-asian="8pt" style:font-size-complex="8pt"/>
    </style:style>
    <style:style style:name="P8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97af1" officeooo:paragraph-rsid="01897af1" style:font-size-asian="8pt" style:font-size-complex="8pt"/>
    </style:style>
    <style:style style:name="P8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97abbb" officeooo:paragraph-rsid="019a22b9" style:font-size-asian="8pt" style:font-size-complex="8pt"/>
    </style:style>
    <style:style style:name="P8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9bd7c1" officeooo:paragraph-rsid="019bd7c1" style:font-size-asian="8pt" style:font-size-complex="8pt"/>
    </style:style>
    <style:style style:name="P8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ddfede" officeooo:paragraph-rsid="01ddfede" style:font-size-asian="8pt" style:font-size-complex="8pt"/>
    </style:style>
    <style:style style:name="P8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2001bf7" officeooo:paragraph-rsid="02001bf7" style:font-size-asian="8pt" style:font-size-complex="8pt"/>
    </style:style>
    <style:style style:name="P8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a95140" officeooo:paragraph-rsid="00a95140" style:font-size-asian="8pt" style:font-weight-asian="bold" style:font-size-complex="8pt" style:font-weight-complex="bold"/>
    </style:style>
    <style:style style:name="P8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fc74e8" officeooo:paragraph-rsid="00fc74e8" style:font-size-asian="8pt" style:font-weight-asian="bold" style:font-size-complex="8pt" style:font-weight-complex="bold"/>
    </style:style>
    <style:style style:name="P9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fc74e8" officeooo:paragraph-rsid="010193e9" style:font-size-asian="8pt" style:font-weight-asian="bold" style:font-size-complex="8pt" style:font-weight-complex="bold"/>
    </style:style>
    <style:style style:name="P9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11e911" officeooo:paragraph-rsid="0111e911" style:font-size-asian="8pt" style:font-weight-asian="bold" style:font-size-complex="8pt" style:font-weight-complex="bold"/>
    </style:style>
    <style:style style:name="P9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f9b63d" officeooo:paragraph-rsid="010193e9" style:font-size-asian="8pt" style:font-weight-asian="bold" style:font-size-complex="8pt" style:font-weight-complex="bold"/>
    </style:style>
    <style:style style:name="P9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60987d" officeooo:paragraph-rsid="0160987d" style:font-size-asian="8pt" style:font-weight-asian="bold" style:font-size-complex="8pt" style:font-weight-complex="bold"/>
    </style:style>
    <style:style style:name="P9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a601b0" officeooo:paragraph-rsid="01a601b0" style:font-size-asian="8pt" style:font-weight-asian="bold" style:font-size-complex="8pt" style:font-weight-complex="bold"/>
    </style:style>
    <style:style style:name="P9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e6d9d3" officeooo:paragraph-rsid="01e6d9d3" style:font-size-asian="8pt" style:font-weight-asian="bold" style:font-size-complex="8pt" style:font-weight-complex="bold"/>
    </style:style>
    <style:style style:name="P9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paragraph-rsid="002268b7" style:font-size-asian="8pt" style:font-weight-asian="normal" style:font-size-complex="8pt" style:font-weight-complex="normal"/>
    </style:style>
    <style:style style:name="P9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23b5c4" officeooo:paragraph-rsid="0023b5c4" style:font-size-asian="8pt" style:font-weight-asian="normal" style:font-size-complex="8pt" style:font-weight-complex="normal"/>
    </style:style>
    <style:style style:name="P9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6cb245" officeooo:paragraph-rsid="016cb245" style:font-size-asian="8pt" style:font-weight-asian="normal" style:font-size-complex="8pt" style:font-weight-complex="normal"/>
    </style:style>
    <style:style style:name="P9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6e5e6e" officeooo:paragraph-rsid="016e5e6e" style:font-size-asian="8pt" style:font-weight-asian="normal" style:font-size-complex="8pt" style:font-weight-complex="normal"/>
    </style:style>
    <style:style style:name="P10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a9e727" officeooo:paragraph-rsid="01a601b0" style:font-size-asian="8pt" style:font-weight-asian="normal" style:font-size-complex="8pt" style:font-weight-complex="normal"/>
    </style:style>
    <style:style style:name="P10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1d201" officeooo:paragraph-rsid="01b1d201" style:font-size-asian="8pt" style:font-weight-asian="normal" style:font-size-complex="8pt" style:font-weight-complex="normal"/>
    </style:style>
    <style:style style:name="P10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26a5d" officeooo:paragraph-rsid="01b26a5d" style:font-size-asian="8pt" style:font-weight-asian="normal" style:font-size-complex="8pt" style:font-weight-complex="normal"/>
    </style:style>
    <style:style style:name="P10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2a25f" officeooo:paragraph-rsid="01b2a25f" style:font-size-asian="8pt" style:font-weight-asian="normal" style:font-size-complex="8pt" style:font-weight-complex="normal"/>
    </style:style>
    <style:style style:name="P10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48e5b" officeooo:paragraph-rsid="01b48e5b" style:font-size-asian="8pt" style:font-weight-asian="normal" style:font-size-complex="8pt" style:font-weight-complex="normal"/>
    </style:style>
    <style:style style:name="P10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7253c" officeooo:paragraph-rsid="01b7253c" style:font-size-asian="8pt" style:font-weight-asian="normal" style:font-size-complex="8pt" style:font-weight-complex="normal"/>
    </style:style>
    <style:style style:name="P10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0bff0" officeooo:paragraph-rsid="01c0bff0" style:font-size-asian="8pt" style:font-weight-asian="normal" style:font-size-complex="8pt" style:font-weight-complex="normal"/>
    </style:style>
    <style:style style:name="P10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12f31" officeooo:paragraph-rsid="01c12f31" style:font-size-asian="8pt" style:font-weight-asian="normal" style:font-size-complex="8pt" style:font-weight-complex="normal"/>
    </style:style>
    <style:style style:name="P10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3cac7" officeooo:paragraph-rsid="01c3cac7" style:font-size-asian="8pt" style:font-weight-asian="normal" style:font-size-complex="8pt" style:font-weight-complex="normal"/>
    </style:style>
    <style:style style:name="P10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Comic Sans MS" fo:font-size="8pt" fo:font-weight="normal" officeooo:rsid="01c3cac7" officeooo:paragraph-rsid="01c3cac7" style:font-size-asian="8pt" style:font-weight-asian="normal" style:font-size-complex="8pt" style:font-weight-complex="normal"/>
    </style:style>
    <style:style style:name="P11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a7c5a" officeooo:paragraph-rsid="01ca7c5a" style:font-size-asian="8pt" style:font-weight-asian="normal" style:font-size-complex="8pt" style:font-weight-complex="normal"/>
    </style:style>
    <style:style style:name="P11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cfb51" officeooo:paragraph-rsid="01ccfb51" style:font-size-asian="8pt" style:font-weight-asian="normal" style:font-size-complex="8pt" style:font-weight-complex="normal"/>
    </style:style>
    <style:style style:name="P11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eb657" officeooo:paragraph-rsid="01ceb657" style:font-size-asian="8pt" style:font-weight-asian="normal" style:font-size-complex="8pt" style:font-weight-complex="normal"/>
    </style:style>
    <style:style style:name="P11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3c2cd" officeooo:paragraph-rsid="01d3c2cd" style:font-size-asian="8pt" style:font-weight-asian="normal" style:font-size-complex="8pt" style:font-weight-complex="normal"/>
    </style:style>
    <style:style style:name="P11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4f80d" officeooo:paragraph-rsid="01d4f80d" style:font-size-asian="8pt" style:font-weight-asian="normal" style:font-size-complex="8pt" style:font-weight-complex="normal"/>
    </style:style>
    <style:style style:name="P11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697c8" officeooo:paragraph-rsid="01d8192a" style:font-size-asian="8pt" style:font-weight-asian="normal" style:font-size-complex="8pt" style:font-weight-complex="normal"/>
    </style:style>
    <style:style style:name="P11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d20f7" officeooo:paragraph-rsid="01dd20f7" style:font-size-asian="8pt" style:font-weight-asian="normal" style:font-size-complex="8pt" style:font-weight-complex="normal"/>
    </style:style>
    <style:style style:name="P11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24482" officeooo:paragraph-rsid="01e24482" style:font-size-asian="8pt" style:font-weight-asian="normal" style:font-size-complex="8pt" style:font-weight-complex="normal"/>
    </style:style>
    <style:style style:name="P11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a19d8" officeooo:paragraph-rsid="01ea19d8" style:font-size-asian="8pt" style:font-weight-asian="normal" style:font-size-complex="8pt" style:font-weight-complex="normal"/>
    </style:style>
    <style:style style:name="P11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ccf21" officeooo:paragraph-rsid="01eccf21" style:font-size-asian="8pt" style:font-weight-asian="normal" style:font-size-complex="8pt" style:font-weight-complex="normal"/>
    </style:style>
    <style:style style:name="P12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d77aa" officeooo:paragraph-rsid="01ed77aa" style:font-size-asian="8pt" style:font-weight-asian="normal" style:font-size-complex="8pt" style:font-weight-complex="normal"/>
    </style:style>
    <style:style style:name="P12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fbb63" officeooo:paragraph-rsid="01efbb63" style:font-size-asian="8pt" style:font-weight-asian="normal" style:font-size-complex="8pt" style:font-weight-complex="normal"/>
    </style:style>
    <style:style style:name="P12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03fb7" officeooo:paragraph-rsid="01f03fb7" style:font-size-asian="8pt" style:font-weight-asian="normal" style:font-size-complex="8pt" style:font-weight-complex="normal"/>
    </style:style>
    <style:style style:name="P12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23389" officeooo:paragraph-rsid="01f23389" style:font-size-asian="8pt" style:font-weight-asian="normal" style:font-size-complex="8pt" style:font-weight-complex="normal"/>
    </style:style>
    <style:style style:name="P12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8f4a3" officeooo:paragraph-rsid="01f8f4a3" style:font-size-asian="8pt" style:font-weight-asian="normal" style:font-size-complex="8pt" style:font-weight-complex="normal"/>
    </style:style>
    <style:style style:name="P12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94d1e" officeooo:paragraph-rsid="01f94d1e" style:font-size-asian="8pt" style:font-weight-asian="normal" style:font-size-complex="8pt" style:font-weight-complex="normal"/>
    </style:style>
    <style:style style:name="P12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9bba4" officeooo:paragraph-rsid="01f9bba4" style:font-size-asian="8pt" style:font-weight-asian="normal" style:font-size-complex="8pt" style:font-weight-complex="normal"/>
    </style:style>
    <style:style style:name="P12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c810c" officeooo:paragraph-rsid="01fc810c" style:font-size-asian="8pt" style:font-weight-asian="normal" style:font-size-complex="8pt" style:font-weight-complex="normal"/>
    </style:style>
    <style:style style:name="P12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e69af" officeooo:paragraph-rsid="01fe69af" style:font-size-asian="8pt" style:font-weight-asian="normal" style:font-size-complex="8pt" style:font-weight-complex="normal"/>
    </style:style>
    <style:style style:name="P12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ebfff" officeooo:paragraph-rsid="01febfff" style:font-size-asian="8pt" style:font-weight-asian="normal" style:font-size-complex="8pt" style:font-weight-complex="normal"/>
    </style:style>
    <style:style style:name="P13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f5dc9" officeooo:paragraph-rsid="01ff5dc9" style:font-size-asian="8pt" style:font-weight-asian="normal" style:font-size-complex="8pt" style:font-weight-complex="normal"/>
    </style:style>
    <style:style style:name="P131" style:family="paragraph" style:parent-style-name="Text_20_body">
      <style:paragraph-properties fo:margin-top="0cm" fo:margin-bottom="0cm" loext:contextual-spacing="false" fo:line-height="100%"/>
      <style:text-properties fo:color="#ff33ff" style:font-name="Comic Sans MS" fo:font-size="8pt" officeooo:paragraph-rsid="002268b7" style:font-size-asian="8pt" style:font-size-complex="8pt"/>
    </style:style>
    <style:style style:name="P132" style:family="paragraph" style:parent-style-name="Text_20_body">
      <style:paragraph-properties fo:margin-top="0cm" fo:margin-bottom="0cm" loext:contextual-spacing="false" fo:line-height="100%"/>
      <style:text-properties fo:color="#ff33ff" style:font-name="Comic Sans MS" fo:font-size="8pt" fo:font-weight="bold" officeooo:paragraph-rsid="002268b7" style:font-size-asian="8pt" style:font-weight-asian="bold" style:font-size-complex="8pt" style:font-weight-complex="bold"/>
    </style:style>
    <style:style style:name="P133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23b5c4" officeooo:paragraph-rsid="0023b5c4" style:font-size-asian="8pt" style:font-size-complex="8pt"/>
    </style:style>
    <style:style style:name="P134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f9b63d" officeooo:paragraph-rsid="010193e9" style:font-size-asian="8pt" style:font-size-complex="8pt"/>
    </style:style>
    <style:style style:name="P135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f9b63d" officeooo:paragraph-rsid="00fe4f87" style:font-size-asian="8pt" style:font-size-complex="8pt"/>
    </style:style>
    <style:style style:name="P136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f9b63d" officeooo:paragraph-rsid="00f9b63d" style:font-size-asian="8pt" style:font-size-complex="8pt"/>
    </style:style>
    <style:style style:name="P137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15052f3" officeooo:paragraph-rsid="015052f3" style:font-size-asian="8pt" style:font-size-complex="8pt"/>
    </style:style>
    <style:style style:name="P138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fo:font-weight="normal" officeooo:rsid="01b7253c" officeooo:paragraph-rsid="01b7253c" style:font-size-asian="8pt" style:font-weight-asian="normal" style:font-size-complex="8pt" style:font-weight-complex="normal"/>
    </style:style>
    <style:style style:name="P139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fo:color="#ff33ff" style:font-name="Comic Sans MS" fo:font-size="8pt" officeooo:paragraph-rsid="002268b7" style:font-size-asian="8pt" style:font-size-complex="8pt"/>
    </style:style>
    <style:style style:name="T1" style:family="text">
      <style:text-properties officeooo:rsid="001ef82d"/>
    </style:style>
    <style:style style:name="T2" style:family="text">
      <style:text-properties fo:language="en" fo:country="US" officeooo:rsid="0032a54c"/>
    </style:style>
    <style:style style:name="T3" style:family="text">
      <style:text-properties fo:language="en" fo:country="US" officeooo:rsid="0037e759"/>
    </style:style>
    <style:style style:name="T4" style:family="text">
      <style:text-properties officeooo:rsid="0032fc07"/>
    </style:style>
    <style:style style:name="T5" style:family="text">
      <style:text-properties officeooo:rsid="00346b21"/>
    </style:style>
    <style:style style:name="T6" style:family="text">
      <style:text-properties officeooo:rsid="0039befb"/>
    </style:style>
    <style:style style:name="T7" style:family="text">
      <style:text-properties officeooo:rsid="003b49e9"/>
    </style:style>
    <style:style style:name="T8" style:family="text">
      <style:text-properties officeooo:rsid="0040d0bf"/>
    </style:style>
    <style:style style:name="T9" style:family="text">
      <style:text-properties officeooo:rsid="004444d8"/>
    </style:style>
    <style:style style:name="T10" style:family="text">
      <style:text-properties officeooo:rsid="004a810b"/>
    </style:style>
    <style:style style:name="T11" style:family="text">
      <style:text-properties officeooo:rsid="00533ec3"/>
    </style:style>
    <style:style style:name="T12" style:family="text">
      <style:text-properties officeooo:rsid="005f16c3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767663"/>
    </style:style>
    <style:style style:name="T16" style:family="text">
      <style:text-properties officeooo:rsid="0089c7b2"/>
    </style:style>
    <style:style style:name="T17" style:family="text">
      <style:text-properties officeooo:rsid="008df456"/>
    </style:style>
    <style:style style:name="T18" style:family="text">
      <style:text-properties officeooo:rsid="008fd860"/>
    </style:style>
    <style:style style:name="T19" style:family="text">
      <style:text-properties officeooo:rsid="00901086"/>
    </style:style>
    <style:style style:name="T20" style:family="text">
      <style:text-properties officeooo:rsid="00925af9"/>
    </style:style>
    <style:style style:name="T21" style:family="text">
      <style:text-properties officeooo:rsid="0095b358"/>
    </style:style>
    <style:style style:name="T22" style:family="text">
      <style:text-properties officeooo:rsid="00ab234a"/>
    </style:style>
    <style:style style:name="T23" style:family="text">
      <style:text-properties officeooo:rsid="00adaba5"/>
    </style:style>
    <style:style style:name="T24" style:family="text">
      <style:text-properties officeooo:rsid="00b7b8b1"/>
    </style:style>
    <style:style style:name="T25" style:family="text">
      <style:text-properties officeooo:rsid="00b99883"/>
    </style:style>
    <style:style style:name="T26" style:family="text">
      <style:text-properties officeooo:rsid="00ba6a76"/>
    </style:style>
    <style:style style:name="T27" style:family="text">
      <style:text-properties officeooo:rsid="00be078e"/>
    </style:style>
    <style:style style:name="T28" style:family="text">
      <style:text-properties officeooo:rsid="00bf8dd1"/>
    </style:style>
    <style:style style:name="T29" style:family="text">
      <style:text-properties officeooo:rsid="00c26d2a"/>
    </style:style>
    <style:style style:name="T30" style:family="text">
      <style:text-properties officeooo:rsid="00c35134"/>
    </style:style>
    <style:style style:name="T31" style:family="text">
      <style:text-properties officeooo:rsid="00d0eac6"/>
    </style:style>
    <style:style style:name="T32" style:family="text">
      <style:text-properties officeooo:rsid="00d24dcc"/>
    </style:style>
    <style:style style:name="T33" style:family="text">
      <style:text-properties officeooo:rsid="00db1ddf"/>
    </style:style>
    <style:style style:name="T34" style:family="text">
      <style:text-properties officeooo:rsid="00e59776"/>
    </style:style>
    <style:style style:name="T35" style:family="text">
      <style:text-properties officeooo:rsid="00f6a44a"/>
    </style:style>
    <style:style style:name="T36" style:family="text">
      <style:text-properties officeooo:rsid="00f9b63d"/>
    </style:style>
    <style:style style:name="T37" style:family="text">
      <style:text-properties officeooo:rsid="00fe4f87"/>
    </style:style>
    <style:style style:name="T38" style:family="text">
      <style:text-properties officeooo:rsid="00ffc2aa"/>
    </style:style>
    <style:style style:name="T39" style:family="text">
      <style:text-properties officeooo:rsid="010193e9"/>
    </style:style>
    <style:style style:name="T40" style:family="text">
      <style:text-properties officeooo:rsid="01049884"/>
    </style:style>
    <style:style style:name="T41" style:family="text">
      <style:text-properties officeooo:rsid="0105c63d"/>
    </style:style>
    <style:style style:name="T42" style:family="text">
      <style:text-properties officeooo:rsid="0106c028"/>
    </style:style>
    <style:style style:name="T43" style:family="text">
      <style:text-properties officeooo:rsid="01084ed3"/>
    </style:style>
    <style:style style:name="T44" style:family="text">
      <style:text-properties officeooo:rsid="0110a842"/>
    </style:style>
    <style:style style:name="T45" style:family="text">
      <style:text-properties officeooo:rsid="01127a00"/>
    </style:style>
    <style:style style:name="T46" style:family="text">
      <style:text-properties officeooo:rsid="01157313"/>
    </style:style>
    <style:style style:name="T47" style:family="text">
      <style:text-properties officeooo:rsid="01170126"/>
    </style:style>
    <style:style style:name="T48" style:family="text">
      <style:text-properties officeooo:rsid="0125a5a0"/>
    </style:style>
    <style:style style:name="T49" style:family="text">
      <style:text-properties officeooo:rsid="00e52187"/>
    </style:style>
    <style:style style:name="T50" style:family="text">
      <style:text-properties officeooo:rsid="0134365b"/>
    </style:style>
    <style:style style:name="T51" style:family="text">
      <style:text-properties officeooo:rsid="0138b24e"/>
    </style:style>
    <style:style style:name="T52" style:family="text">
      <style:text-properties officeooo:rsid="013e9864"/>
    </style:style>
    <style:style style:name="T53" style:family="text">
      <style:text-properties officeooo:rsid="0147d82b"/>
    </style:style>
    <style:style style:name="T54" style:family="text">
      <style:text-properties officeooo:rsid="014a7501"/>
    </style:style>
    <style:style style:name="T55" style:family="text">
      <style:text-properties officeooo:rsid="014d1730"/>
    </style:style>
    <style:style style:name="T56" style:family="text">
      <style:text-properties officeooo:rsid="01516c9c"/>
    </style:style>
    <style:style style:name="T57" style:family="text">
      <style:text-properties officeooo:rsid="0153502d"/>
    </style:style>
    <style:style style:name="T58" style:family="text">
      <style:text-properties officeooo:rsid="01561e90"/>
    </style:style>
    <style:style style:name="T59" style:family="text">
      <style:text-properties officeooo:rsid="0158ca50"/>
    </style:style>
    <style:style style:name="T60" style:family="text">
      <style:text-properties officeooo:rsid="016253c3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2f3fd1" style:font-weight-asian="normal" style:font-weight-complex="normal"/>
    </style:style>
    <style:style style:name="T63" style:family="text">
      <style:text-properties fo:font-weight="normal" officeooo:rsid="0039befb" style:font-weight-asian="normal" style:font-weight-complex="normal"/>
    </style:style>
    <style:style style:name="T64" style:family="text">
      <style:text-properties officeooo:rsid="017ad9f9"/>
    </style:style>
    <style:style style:name="T65" style:family="text">
      <style:text-properties officeooo:rsid="017dee41"/>
    </style:style>
    <style:style style:name="T66" style:family="text">
      <style:text-properties officeooo:rsid="01806090"/>
    </style:style>
    <style:style style:name="T67" style:family="text">
      <style:text-properties officeooo:rsid="01897af1"/>
    </style:style>
    <style:style style:name="T68" style:family="text">
      <style:text-properties officeooo:rsid="018cdf14"/>
    </style:style>
    <style:style style:name="T69" style:family="text">
      <style:text-properties officeooo:rsid="018e6f61"/>
    </style:style>
    <style:style style:name="T70" style:family="text">
      <style:text-properties officeooo:rsid="019243d3"/>
    </style:style>
    <style:style style:name="T71" style:family="text">
      <style:text-properties officeooo:rsid="019404e7"/>
    </style:style>
    <style:style style:name="T72" style:family="text">
      <style:text-properties officeooo:rsid="01983786"/>
    </style:style>
    <style:style style:name="T73" style:family="text">
      <style:text-properties officeooo:rsid="01985239"/>
    </style:style>
    <style:style style:name="T74" style:family="text">
      <style:text-properties officeooo:rsid="019d643a"/>
    </style:style>
    <style:style style:name="T75" style:family="text">
      <style:text-properties officeooo:rsid="01a7edb7"/>
    </style:style>
    <style:style style:name="T76" style:family="text">
      <style:text-properties officeooo:rsid="01abdbad"/>
    </style:style>
    <style:style style:name="T77" style:family="text">
      <style:text-properties officeooo:rsid="01b2a25f"/>
    </style:style>
    <style:style style:name="T78" style:family="text">
      <style:text-properties officeooo:rsid="01b31ff2"/>
    </style:style>
    <style:style style:name="T79" style:family="text">
      <style:text-properties officeooo:rsid="01b6a59e"/>
    </style:style>
    <style:style style:name="T80" style:family="text">
      <style:text-properties officeooo:rsid="01b892f8"/>
    </style:style>
    <style:style style:name="T81" style:family="text">
      <style:text-properties officeooo:rsid="01bc615e"/>
    </style:style>
    <style:style style:name="T82" style:family="text">
      <style:text-properties officeooo:rsid="01c27e56"/>
    </style:style>
    <style:style style:name="T83" style:family="text">
      <style:text-properties officeooo:rsid="01c94232"/>
    </style:style>
    <style:style style:name="T84" style:family="text">
      <style:text-properties officeooo:rsid="01cb60a3"/>
    </style:style>
    <style:style style:name="T85" style:family="text">
      <style:text-properties officeooo:rsid="01cff4a5"/>
    </style:style>
    <style:style style:name="T86" style:family="text">
      <style:text-properties officeooo:rsid="01d18f46"/>
    </style:style>
    <style:style style:name="T87" style:family="text">
      <style:text-properties officeooo:rsid="01ddfede"/>
    </style:style>
    <style:style style:name="T88" style:family="text">
      <style:text-properties officeooo:rsid="01e41647"/>
    </style:style>
    <style:style style:name="T89" style:family="text">
      <style:text-properties officeooo:rsid="01eb1cfb"/>
    </style:style>
    <style:style style:name="T90" style:family="text">
      <style:text-properties officeooo:rsid="01efbb63"/>
    </style:style>
    <style:style style:name="T91" style:family="text">
      <style:text-properties officeooo:rsid="01f5f5ed"/>
    </style:style>
    <style:style style:name="T92" style:family="text">
      <style:text-properties officeooo:rsid="01f9bdaa"/>
    </style:style>
    <style:style style:name="T93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Sugestão de Casos de Uso {</text:p>
      <text:p text:style-name="P87"><text:tab/>...</text:p>
      <text:p text:style-name="P87">}</text:p>
      <text:p text:style-name="P72"/>
      <text:p text:style-name="P56">Prioridade [</text:p>
      <text:p text:style-name="P56"><text:tab/>0.<text:span text:style-name="T18">0</text:span>,1<text:span text:style-name="T18">0.0</text:span></text:p>
      <text:p text:style-name="P56">]</text:p>
      <text:p text:style-name="P55"/>
      <text:p text:style-name="P54">Frequência </text:p>
      <text:p text:style-name="P54">{</text:p>
      <text:p text:style-name="P54"><text:tab/>Extremamente baixa, Muito baixa, baixa, média-baixa, média, média-alta, alta, Muito alta, Extremamente Alta</text:p>
      <text:p text:style-name="P54">}</text:p>
      <text:p text:style-name="P139"/>
      <text:p text:style-name="P131"/>
      <text:p text:style-name="P132">[Caso de uso 0.1] <text:span text:style-name="T1">Distribuir a Simulação</text:span></text:p>
      <text:p text:style-name="P53"><text:span text:style-name="T13">Obj</text:span><text:span text:style-name="T14">etivo</text:span><text:span text:style-name="T61">: </text:span><text:span text:style-name="T62">Distribuir a carga de trabalho da simulação para os recursos disponíveis na rede de colaboradores. </text:span></text:p>
      <text:p text:style-name="P96">Escopo: <text:span text:style-name="T4">Framework S</text:span><text:span text:style-name="T2">leigh </text:span><text:span text:style-name="T3">(Broker)</text:span><text:span text:style-name="T2">.</text:span></text:p>
      <text:p text:style-name="P97">Pré-<text:span text:style-name="T27">C</text:span>ondições: <text:span text:style-name="T5">Arquivo de entrada da simulação, que será passada pela interface web.</text:span></text:p>
      <text:p text:style-name="P44"><text:span text:style-name="T61">Condição Final de Sucessos: </text:span><text:span text:style-name="T63">O recurso de processamento recebeu corretamente os parâmetros necessários para realizar a simulaç</text:span><text:span text:style-name="T6">ão.</text:span></text:p>
      <text:p text:style-name="P44">Condição Final de Falha: <text:span text:style-name="T7">Ocorre uma interrupção do processo de distribuição, caso o recursos já esteja processando ele é avisado pelo ator para cancelar o processo.</text:span></text:p>
      <text:p text:style-name="P44">Ator Primário: <text:span text:style-name="T8">Cupid (Ativo)</text:span></text:p>
      <text:p text:style-name="P44"/>
      <text:p text:style-name="P44">Cenário Principal de Sucesso:</text:p>
      <text:p text:style-name="P50">1º passo. <text:span text:style-name="T9">Verificar se existem recursos disponíveis.</text:span></text:p>
      <text:p text:style-name="P52">2º passo. <text:span text:style-name="T10">Enviar as instruções da simulação.</text:span></text:p>
      <text:p text:style-name="P51">3º passo. <text:span text:style-name="T17">Receber ping de resposta indicando o estado: positivo, negativo, in-queue, etc.</text:span></text:p>
      <text:p text:style-name="P50"/>
      <text:p text:style-name="P44">Extensões:</text:p>
      <text:p text:style-name="P49">1.<text:span text:style-name="T11">1 Não existe recurso disponível: Enviar uma mensagem para o ator que não existe recurso disponível no momento.</text:span></text:p>
      <text:p text:style-name="P48">2.<text:span text:style-name="T12">1 Problemas com a comunicação via rede: Reenviar após um período de tempo. Caso falhe após X tentativas, remover o nodo na lista de colaboradores.</text:span></text:p>
      <text:p text:style-name="P47">2.2 O nodo não é mais colaborador: Remove da lista de colaboradores.</text:p>
      <text:p text:style-name="P46">2.3 <text:span text:style-name="T15">As instruções se corromperam (ping: negativo) durante o envio: Reenviar imediatamente as instruções.</text:span></text:p>
      <text:p text:style-name="P45">2.<text:span text:style-name="T44">4</text:span> <text:span text:style-name="T16">O colaborador já estava processando (ping: in-queue): Coloca na lista de colaboradores processando.</text:span></text:p>
      <text:p text:style-name="P44"/>
      <text:p text:style-name="P44">Informação Relacionada:</text:p>
      <text:p text:style-name="P44">Prioridade: <text:span text:style-name="T19">10.0.</text:span></text:p>
      <text:p text:style-name="P44">Desempenho: <text:span text:style-name="T20">Menor overhead possível.</text:span></text:p>
      <text:p text:style-name="P44">Frequência: <text:span text:style-name="T21">Muito alta.</text:span></text:p>
      <text:p text:style-name="P44">Caso de Uso Pai: <text:span text:style-name="T56">0.X-Instanciar uma simulação</text:span></text:p>
      <text:p text:style-name="P44">Caso de Uso Subordinados: <text:span text:style-name="T36">0.2-Retornar o Estado da Simulação.</text:span></text:p>
      <text:p text:style-name="P44">Atores Secundários: <text:span text:style-name="T25">App Pine (Pinheiro → Árvore de Natal → onde os presentes ficam)</text:span></text:p>
      <text:p text:style-name="P133"/>
      <text:p text:style-name="P44"/>
      <text:p text:style-name="P88">[Caso de uso 0.2] <text:span text:style-name="T22">Retornar o Estado da Simulação</text:span></text:p>
      <text:p text:style-name="P40">Objetivo: <text:span text:style-name="T23">Informar para os usuários-colaboradores (a.k.a Pais) sobre o andamento atual da simulação.</text:span></text:p>
      <text:p text:style-name="P37">Escopo: <text:span text:style-name="T24">Framework Sleigh.</text:span></text:p>
      <text:p text:style-name="P34">Pré-<text:span text:style-name="T28">C</text:span>ondições: <text:span text:style-name="T26">Possuir uma simulação ativa.</text:span></text:p>
      <text:p text:style-name="P31">Condição Final de Sucesso: <text:span text:style-name="T29">Retornar os dados (Estado atual: Em andamento, Interrompido, Finalizado; progresso atual) referente ao estado atual da simulação.</text:span></text:p>
      <text:p text:style-name="P28">Condição Final de Falha: <text:span text:style-name="T30">Retornar que a simulação foi encerrada, pois o usuário cancelou a simulação.</text:span></text:p>
      <text:p text:style-name="P25">Ator: <text:span text:style-name="T35">Cupid (Passivo)</text:span></text:p>
      <text:p text:style-name="P25"/>
      <text:p text:style-name="P22">Cenário Principal de Sucesso:</text:p>
      <text:p text:style-name="P22">1º passo. <text:span text:style-name="T31">Acessar as variáveis de estado de simulação.</text:span></text:p>
      <text:p text:style-name="P18">2º <text:span text:style-name="T32">passo. Enviar para interface web os dados acessados.</text:span></text:p>
      <text:p text:style-name="P9">3º passo: <text:span text:style-name="T34">Receber o ping de resposta indicando o estado: positivo, negativo.</text:span></text:p>
      <text:p text:style-name="P18"/>
      <text:p text:style-name="P14">Extensões:</text:p>
      <text:p text:style-name="P43">1.<text:span text:style-name="T33">1 Simulação não existente: Comunica para interface web que o recurso não pode ser utilizado, pois a simulação não existe.</text:span></text:p>
      <text:p text:style-name="P9">2.1 Falha no envio de dados: <text:span text:style-name="T36">Aguardar o próximo ciclo de envio.</text:span></text:p>
      <text:p text:style-name="P9"/>
      <text:p text:style-name="P6">Informação Relacionada:</text:p>
      <text:p text:style-name="P6">Prioridade: <text:span text:style-name="T36">8.0.</text:span></text:p>
      <text:p text:style-name="P3">Desempenho: Menor overhead de rede possível.</text:p>
      <text:p text:style-name="P3">Frequência: Alta.</text:p>
      <text:p text:style-name="P3">Caso de Uso Pai: 0.1-Distribuir Simulação.</text:p>
      <text:p text:style-name="P3">Caso de Uso Subordinados: -</text:p>
      <text:p text:style-name="P3">Atores Secundários: -</text:p>
      <text:p text:style-name="P136"/>
      <text:p text:style-name="P3"/>
      <text:p text:style-name="P89">[Caso de uso 0.3] Parar a <text:span text:style-name="T37">S</text:span>imulação</text:p>
      <text:p text:style-name="P39">Objetivo: <text:span text:style-name="T37">Usuário deseja interromper sua simulação.</text:span> </text:p>
      <text:p text:style-name="P36"><text:soft-page-break/>Escopo: <text:span text:style-name="T37">Framework Sleigh.</text:span></text:p>
      <text:p text:style-name="P33">Pré-<text:span text:style-name="T28">C</text:span>ondições: <text:span text:style-name="T26">Possuir uma simulação ativa.</text:span></text:p>
      <text:p text:style-name="P30">Condição Final de Sucesso: <text:span text:style-name="T37">Todos os stakeholders envolvidos com a determinada simulação serão devidamente pausados.</text:span></text:p>
      <text:p text:style-name="P27">Condição Final de Falha: <text:span text:style-name="T38">Continua a simulação. </text:span></text:p>
      <text:p text:style-name="P24">Ator: <text:span text:style-name="T35">Cupid (Ativo), Framework Sleigh.</text:span></text:p>
      <text:p text:style-name="P24"/>
      <text:p text:style-name="P21">Cenário Principal de Sucesso:</text:p>
      <text:p text:style-name="P17"><text:span text:style-name="T38">1</text:span>º <text:span text:style-name="T32">passo. Salvar o estado atual da simulação.</text:span></text:p>
      <text:p text:style-name="P21"><text:span text:style-name="T38">2</text:span>º passo. <text:span text:style-name="T37">Enviar sinal de parada para a simulação em execução.</text:span></text:p>
      <text:p text:style-name="P8">3º passo. <text:span text:style-name="T38">Receber o ping de resposta indicando estado: positivo, negativo.</text:span></text:p>
      <text:p text:style-name="P42">4º passo. Enviar para os usuários-colaborados que a simulação foi pausada.</text:p>
      <text:p text:style-name="P41"><text:span text:style-name="T42">5</text:span>º passo. Para<text:span text:style-name="T40">r</text:span> de enviar o estado de simulação.</text:p>
      <text:p text:style-name="P16"/>
      <text:p text:style-name="P13">Extensões:</text:p>
      <text:p text:style-name="P11"><text:span text:style-name="T39">1</text:span>.1 Falha no armazenamento do estado atual: <text:span text:style-name="T39">Salva o último estado válido</text:span>.</text:p>
      <text:p text:style-name="P7"><text:span text:style-name="T39">2</text:span>.1 Falha no envio d<text:span text:style-name="T38">o sinal</text:span>: <text:span text:style-name="T36">Aguardar o próximo ciclo de envio.</text:span></text:p>
      <text:p text:style-name="P8"/>
      <text:p text:style-name="P5">Informação Relacionada:</text:p>
      <text:p text:style-name="P5">Prioridade: <text:span text:style-name="T39">7.5.</text:span></text:p>
      <text:p text:style-name="P2">Desempenho: Menor <text:span text:style-name="T39">espaço de tempo</text:span> possível.</text:p>
      <text:p text:style-name="P2">Frequência: <text:span text:style-name="T39">Extremamente baixa</text:span>.</text:p>
      <text:p text:style-name="P2">Caso de Uso Pai: -</text:p>
      <text:p text:style-name="P2">Caso de Uso Subordinados: -</text:p>
      <text:p text:style-name="P2">Atores Secundários: <text:span text:style-name="T39">App Pine</text:span>.</text:p>
      <text:p text:style-name="P135"/>
      <text:p text:style-name="P2"/>
      <text:p text:style-name="P90">[Caso de uso 0.<text:span text:style-name="T39">4</text:span>] <text:span text:style-name="T39">Excluir</text:span> a <text:span text:style-name="T37">S</text:span>imulação</text:p>
      <text:p text:style-name="P38">Objetivo: <text:span text:style-name="T37">Usuário deseja finalizar sua simulação.</text:span> </text:p>
      <text:p text:style-name="P35">Escopo: <text:span text:style-name="T37">Framework Sleigh.</text:span></text:p>
      <text:p text:style-name="P32">Pré-<text:span text:style-name="T28">C</text:span>ondições: <text:span text:style-name="T26">Possuir uma simulação ativa.</text:span></text:p>
      <text:p text:style-name="P29">Condição Final de Sucesso: <text:span text:style-name="T37">Todos os stakeholders envolvidos com a determinada simulação serão devidamente encerrados.</text:span></text:p>
      <text:p text:style-name="P26">Condição Final de Falha: <text:span text:style-name="T38">Continua a simulação. </text:span></text:p>
      <text:p text:style-name="P23">Ator: <text:span text:style-name="T35">Cupid (Ativo), Framework Sleigh.</text:span></text:p>
      <text:p text:style-name="P23"/>
      <text:p text:style-name="P20">Cenário Principal de Sucesso:</text:p>
      <text:p text:style-name="P15"><text:span text:style-name="T38">1</text:span>º <text:span text:style-name="T32">passo. Enviar o ping da morte para os stakeholders.</text:span></text:p>
      <text:p text:style-name="P19"><text:span text:style-name="T38">2</text:span>º passo. <text:span text:style-name="T41">Enviar para os usuários-colaboradores que a simulação não existe mais.</text:span></text:p>
      <text:p text:style-name="P7">3º passo. <text:span text:style-name="T41">Parar de receber o estado da simulação.</text:span></text:p>
      <text:p text:style-name="P15"/>
      <text:p text:style-name="P12">Extensões:</text:p>
      <text:p text:style-name="P10"><text:span text:style-name="T39">1</text:span>.1 Falha no <text:span text:style-name="T43">envio do ping da morte</text:span>: <text:span text:style-name="T43">Reenviar, pois o ping da morte tarda mas não falha</text:span>.</text:p>
      <text:p text:style-name="P7"/>
      <text:p text:style-name="P4">Informação Relacionada:</text:p>
      <text:p text:style-name="P4">Prioridade: <text:span text:style-name="T39">7.5.</text:span></text:p>
      <text:p text:style-name="P1">Desempenho: Menor <text:span text:style-name="T39">espaço de tempo</text:span> possível.</text:p>
      <text:p text:style-name="P1">Frequência: <text:span text:style-name="T39">Extremamente baixa</text:span>.</text:p>
      <text:p text:style-name="P1">Caso de Uso Pai: -</text:p>
      <text:p text:style-name="P1">Caso de Uso Subordinados: -</text:p>
      <text:p text:style-name="P1">Atores Secundários: <text:span text:style-name="T39">App Pine</text:span></text:p>
      <text:p text:style-name="P134"/>
      <text:p text:style-name="P92"/>
      <text:p text:style-name="P93">[Caso de uso 0.X] Configurar uma Simulação</text:p>
      <text:p text:style-name="P98">Objetivo: O usuário dese<text:span text:style-name="T65">j</text:span>a criar um arquivo de configuração para poder instanciar uma simulação.</text:p>
      <text:p text:style-name="P99">Escopo: Cupid</text:p>
      <text:p text:style-name="P73">Pré-Condições: -</text:p>
      <text:p text:style-name="P74">Condição Final de Sucesso: <text:span text:style-name="T64">O arquivo foi criado de acordo com as especificações desejadas pelo usuário.</text:span></text:p>
      <text:p text:style-name="P75">Condição Final de Falha: <text:span text:style-name="T66">Os dados armazenados durante o processo são descartados.</text:span></text:p>
      <text:p text:style-name="P76">Ator: Usuário <text:span text:style-name="T81">(Children)</text:span>.</text:p>
      <text:p text:style-name="P76"/>
      <text:p text:style-name="P77">Cenário Principal de Sucesso:</text:p>
      <text:p text:style-name="P78">1<text:span text:style-name="T49">º </text:span>passo. <text:span text:style-name="T70">Passar as especificações da simulação.</text:span></text:p>
      <text:p text:style-name="P79">2<text:span text:style-name="T49">º </text:span>passo. <text:span text:style-name="T69">Validar o arquivo criado.</text:span></text:p>
      <text:p text:style-name="P78">3<text:span text:style-name="T49">º </text:span>passo. <text:span text:style-name="T72">Gerar o arquivo de configuração.</text:span></text:p>
      <text:p text:style-name="P78"/>
      <text:p text:style-name="P80">Extensões:</text:p>
      <text:p text:style-name="P84">2.2 <text:span text:style-name="T73">O arquivo é dito inválido: Retorna uma mensagem avisando o problema, idealmente dando alguma dica de o que pode estar errado. </text:span></text:p>
      <text:p text:style-name="P85"/>
      <text:p text:style-name="P81">Informação Relacionada:</text:p>
      <text:p text:style-name="P82">Prioridade: <text:span text:style-name="T71">10.0</text:span></text:p>
      <text:p text:style-name="P82">Desempenho: </text:p>
      <text:p text:style-name="P82">Frequência: <text:span text:style-name="T67">média-baixa</text:span></text:p>
      <text:p text:style-name="P83">Caso de Uso Pai: -</text:p>
      <text:p text:style-name="P83">Caso de Uso Subordinado: <text:span text:style-name="T68">0.X-Instanciar uma simulação.</text:span></text:p>
      <text:p text:style-name="P134"><text:soft-page-break/></text:p>
      <text:p text:style-name="P1"/>
      <text:p text:style-name="P91">[Caso de uso 0.<text:span text:style-name="T52">X</text:span>] <text:span text:style-name="T45">Instanciar uma Simulação</text:span></text:p>
      <text:p text:style-name="P57">Objetivo: Usuário deseja executar uma simulação.</text:p>
      <text:p text:style-name="P57">Escopo: <text:span text:style-name="T74">Framework Sleigh.</text:span></text:p>
      <text:p text:style-name="P58">Pré-Condições: <text:span text:style-name="T46">Ter um arquivo de configuração da simulação.</text:span></text:p>
      <text:p text:style-name="P58"><text:span text:style-name="T47">Condição Final de Sucesso: A simulação está sendo executada; usuário consegue acompanhar o progesso dela; ele consegue colaborar com aquela simulação.</text:span></text:p>
      <text:p text:style-name="P59">Condição Final de Falha: <text:span text:style-name="T48">Todos os dados armazenados durante o processo são descartados. Caso a simulação já esteja acontecendo ele deverá excluir ela ou pausar.</text:span></text:p>
      <text:p text:style-name="P60">Ator: <text:span text:style-name="T74">Cupid</text:span></text:p>
      <text:p text:style-name="P60"/>
      <text:p text:style-name="P61">Cenário Principal de Sucesso:</text:p>
      <text:p text:style-name="P62">1<text:span text:style-name="T49">º passo. Validar o arquivo de configuração.</text:span></text:p>
      <text:p text:style-name="P63">2<text:span text:style-name="T49">º </text:span>passo. <text:span text:style-name="T50">Instanciar o Broker de acordo com as configurações passadas. </text:span></text:p>
      <text:p text:style-name="P64">3<text:span text:style-name="T49">º </text:span>passo. <text:span text:style-name="T51">Criar a fila de tarefas a serem processadas ou um gerador de tarefas.</text:span></text:p>
      <text:p text:style-name="P86">4<text:span text:style-name="T49">º </text:span>passo. Enviar ping com estado de sucesso ou fracasso.</text:p>
      <text:p text:style-name="P64"/>
      <text:p text:style-name="P65">Extensões:</text:p>
      <text:p text:style-name="P71">1.1 <text:span text:style-name="T59">Arquivo é dito inválido: Retorna uma mensagem de aviso dizendo o problema, idealmente dando alguma dica de o que pode estar errado. </text:span></text:p>
      <text:p text:style-name="P65"/>
      <text:p text:style-name="P66">Informações Relacionada:</text:p>
      <text:p text:style-name="P66">Prioridade: <text:span text:style-name="T53">10.0.</text:span></text:p>
      <text:p text:style-name="P67">Desempenho: <text:span text:style-name="T54">O menor tempo possível. </text:span></text:p>
      <text:p text:style-name="P68">Frequência: <text:span text:style-name="T55">média-baixa</text:span></text:p>
      <text:p text:style-name="P69">Caso de Uso Pai: <text:span text:style-name="T58">0.X-Configurar uma Simulação.</text:span></text:p>
      <text:p text:style-name="P70">Caso de Uso Subordinados: <text:span text:style-name="T57">0.1-Distribuir uma Simulação.</text:span></text:p>
      <text:p text:style-name="P137"/>
      <text:p text:style-name="P70"/>
      <text:p text:style-name="P94">[Caso de uso 0.X] Retornar <text:span text:style-name="T75">Resultado da Simulação</text:span></text:p>
      <text:p text:style-name="P100">Objetivo: <text:span text:style-name="T76">O colaborador deseja retornar o resultado da seu trabalho.</text:span></text:p>
      <text:p text:style-name="P101">Escopo: App Pine</text:p>
      <text:p text:style-name="P102">Pré-Condições: <text:span text:style-name="T77">Ter terminado de simular o trabalho designado a ele.</text:span></text:p>
      <text:p text:style-name="P103">Condição Final Sucesso: O<text:span text:style-name="T78">s dados gerados são armazenados com sucesso no banco de dados.</text:span></text:p>
      <text:p text:style-name="P104">Condição Final de Fallha: <text:span text:style-name="T79">A carga de trabalho que antes foi designado a ele deve ser simulado de novo.</text:span></text:p>
      <text:p text:style-name="P105">Ator: <text:span text:style-name="T80">Colaborador (Father)</text:span></text:p>
      <text:p text:style-name="P105"/>
      <text:p text:style-name="P106">Cenário Principal de Sucesso:</text:p>
      <text:p text:style-name="P114">1<text:span text:style-name="T49">º passo. Selecionar e formatar os dados gerados.</text:span></text:p>
      <text:p text:style-name="P115">2<text:span text:style-name="T49">º passo. Enviar os dados para o banco de dados.</text:span></text:p>
      <text:p text:style-name="P116">3<text:span text:style-name="T49">º </text:span>passo. <text:span text:style-name="T87">Receber um ping de resposta indicando o estado: positivo, negativo.</text:span></text:p>
      <text:p text:style-name="P106"/>
      <text:p text:style-name="P113">Extensões:</text:p>
      <text:p text:style-name="P117">2.1 Falha no envio de dados: <text:span text:style-name="T88">Tentar novamente após receber o ping de resposta negativo.</text:span></text:p>
      <text:p text:style-name="P106"/>
      <text:p text:style-name="P107">Informação <text:span text:style-name="T82">Relacionada:</text:span></text:p>
      <text:p text:style-name="P108">Prioridade: 10.0</text:p>
      <text:p text:style-name="P109">Desempenho: <text:span text:style-name="T83">Menor overhead de rede possível.</text:span></text:p>
      <text:p text:style-name="P110">Frequência: <text:span text:style-name="T84">Muito alta</text:span></text:p>
      <text:p text:style-name="P111">Caso de Uso Pai: <text:span text:style-name="T86">0.1-Distribuir Simulação,...</text:span></text:p>
      <text:p text:style-name="P112">Caso de Uso Subordinado<text:span text:style-name="T85">s</text:span>: <text:span text:style-name="T85">X.X-Armazenar o Resultado da Simulação.</text:span></text:p>
      <text:p text:style-name="P138"/>
      <text:p text:style-name="P105"/>
      <text:p text:style-name="P95">[Caso de uso 0.X] Armazenar o Resultado da Simulação</text:p>
      <text:p text:style-name="P118">Objetivo: <text:span text:style-name="T89">Os dados gerados pelo colaborador deve ser armazenado em um banco dados.</text:span></text:p>
      <text:p text:style-name="P119">Escopo: North Pole</text:p>
      <text:p text:style-name="P120">Pré-Condições: <text:span text:style-name="T90">Receber corretamente os dados gerados.</text:span></text:p>
      <text:p text:style-name="P121">Condição Final de Sucesso: Os dados foram armazenados.</text:p>
      <text:p text:style-name="P126">Condição Final de Falha: <text:span text:style-name="T92">Os dados devem ser gerados novamente.</text:span></text:p>
      <text:p text:style-name="P126"/>
      <text:p text:style-name="P127">Cenário Principal de Sucesso:</text:p>
      <text:p text:style-name="P128">1<text:span text:style-name="T49">º </text:span>passo. ?</text:p>
      <text:p text:style-name="P129">2<text:span text:style-name="T49">º </text:span>passo. ?</text:p>
      <text:p text:style-name="P129">...</text:p>
      <text:p text:style-name="P128"/>
      <text:p text:style-name="P127">Extensões:</text:p>
      <text:p text:style-name="P130">...</text:p>
      <text:p text:style-name="P121"/>
      <text:p text:style-name="P122">Informação Relacionada:</text:p>
      <text:p text:style-name="P123">Prioridade: 10.0.</text:p>
      <text:p text:style-name="P123">Desempenho: <text:span text:style-name="T91">Pouco gasto da unidade de armazenamento.</text:span></text:p>
      <text:p text:style-name="P124">Frequência: Muito alta.</text:p>
      <text:p text:style-name="P125">Caso de Uso Pai: 0.X-Retornar Resultado da Simulação.</text:p>
      <text:p text:style-name="P125">Caso de Uso Subordinados: -</text:p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ff33ff" officeooo:rsid="001bf77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18:05.483437432</meta:creation-date>
    <dc:date>2016-09-03T15:03:48.279626728</dc:date>
    <meta:editing-duration>PT2H44M46S</meta:editing-duration>
    <meta:editing-cycles>462</meta:editing-cycles>
    <meta:generator>LibreOffice/5.0.5.2$Linux_X86_64 LibreOffice_project/00m0$Build-2</meta:generator>
    <meta:document-statistic meta:table-count="0" meta:image-count="0" meta:object-count="0" meta:page-count="3" meta:paragraph-count="174" meta:word-count="1240" meta:character-count="8225" meta:non-whitespace-character-count="7145"/>
  </office:meta>
</office:document-meta>
</file>